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Standard">
      <style:paragraph-properties fo:margin-top="0in" fo:margin-bottom="0in" loext:contextual-spacing="false" fo:line-height="100%" style:vertical-align="baseline"/>
      <style:text-properties fo:color="#000000" style:font-name="Times New Roman" fo:font-size="14pt" officeooo:paragraph-rsid="000a0808" style:letter-kerning="true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top="0in" fo:margin-bottom="0in" loext:contextual-spacing="false" fo:line-height="150%">
        <style:tab-stops>
          <style:tab-stop style:position="2.4673in"/>
        </style:tab-stops>
      </style:paragraph-properties>
      <style:text-properties style:font-name="Times New Roman" fo:font-size="14pt" officeooo:paragraph-rsid="000a0808" style:font-size-asian="14pt" style:font-name-complex="Times New Roman1" style:font-size-complex="14pt"/>
    </style:style>
    <style:style style:name="P4" style:family="paragraph" style:parent-style-name="Standard_20__28_user_29_">
      <style:paragraph-properties fo:margin-top="0in" fo:margin-bottom="0in" loext:contextual-spacing="false" fo:line-height="100%" fo:text-align="end" style:justify-single-word="false"/>
      <style:text-properties fo:color="#000000" style:font-name="Times New Roman" fo:font-size="14pt" officeooo:paragraph-rsid="000a0808" style:font-name-asian="Times New Roman1" style:font-size-asian="14pt" style:font-name-complex="Times New Roman1" style:font-size-complex="14pt"/>
    </style:style>
    <style:style style:name="P5" style:family="paragraph" style:parent-style-name="Standard_20__28_user_29_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4pt" officeooo:paragraph-rsid="000a0808" style:font-name-asian="Times New Roman1" style:font-size-asian="14pt" style:font-name-complex="Times New Roman1" style:font-size-complex="14pt"/>
    </style:style>
    <style:style style:name="P6" style:family="paragraph" style:parent-style-name="Standard_20__28_user_29_">
      <style:paragraph-properties fo:margin-top="0in" fo:margin-bottom="0in" loext:contextual-spacing="false" fo:line-height="100%" fo:text-align="end" style:justify-single-word="false"/>
      <style:text-properties officeooo:paragraph-rsid="000a0808"/>
    </style:style>
    <style:style style:name="P7" style:family="paragraph" style:parent-style-name="Standard_20__28_user_29_">
      <style:paragraph-properties fo:margin-top="0in" fo:margin-bottom="0in" loext:contextual-spacing="false"/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_20__28_user_29_">
      <style:paragraph-properties fo:margin-top="0in" fo:margin-bottom="0in" loext:contextual-spacing="false" fo:line-height="150%">
        <style:tab-stops>
          <style:tab-stop style:position="2.4673in"/>
        </style:tab-stops>
      </style:paragraph-properties>
      <style:text-properties style:font-name="Times New Roman" fo:font-size="14pt" fo:font-weight="bold" officeooo:paragraph-rsid="000a0808" style:font-size-asian="14pt" style:font-weight-asian="bold" style:font-name-complex="Times New Roman1" style:font-size-complex="14pt"/>
    </style:style>
    <style:style style:name="P9" style:family="paragraph" style:parent-style-name="Standard_20__28_user_29_">
      <style:paragraph-properties fo:margin-top="0in" fo:margin-bottom="0in" loext:contextual-spacing="false" fo:line-height="150%" fo:text-align="center" style:justify-single-word="false">
        <style:tab-stops>
          <style:tab-stop style:position="2.4673in"/>
        </style:tab-stops>
      </style:paragraph-properties>
      <style:text-properties style:font-name="Times New Roman" fo:font-size="14pt" fo:font-weight="bold" officeooo:paragraph-rsid="000a0808" style:font-size-asian="14pt" style:font-weight-asian="bold" style:font-name-complex="Times New Roman1" style:font-size-complex="14pt"/>
    </style:style>
    <style:style style:name="P10" style:family="paragraph" style:parent-style-name="Standard_20__28_user_29_">
      <style:paragraph-properties fo:margin-top="0in" fo:margin-bottom="0in" loext:contextual-spacing="false"/>
      <style:text-properties style:font-name="Times New Roman" fo:font-size="14pt" fo:language="en" fo:country="US" officeooo:paragraph-rsid="000a0808" style:font-size-asian="14pt" style:language-asian="en" style:country-asian="US" style:font-name-complex="Times New Roman1" style:font-size-complex="14pt" style:font-weight-complex="bold"/>
    </style:style>
    <style:style style:name="P11" style:family="paragraph" style:parent-style-name="Standard_20__28_user_29_">
      <style:paragraph-properties fo:text-align="center" style:justify-single-word="false"/>
      <style:text-properties officeooo:paragraph-rsid="000a0808"/>
    </style:style>
    <style:style style:name="P12" style:family="paragraph" style:parent-style-name="Standard_20__28_user_29_">
      <style:paragraph-properties fo:text-align="center" style:justify-single-word="false"/>
      <style:text-properties style:font-name="Times New Roman" fo:font-size="18pt" fo:font-weight="bold" officeooo:paragraph-rsid="000a0808" style:font-size-asian="18pt" style:font-weight-asian="bold" style:font-name-complex="Times New Roman1" style:font-size-complex="18pt"/>
    </style:style>
    <style:style style:name="P13" style:family="paragraph" style:parent-style-name="Standard_20__28_user_29_">
      <style:text-properties style:font-name="Times New Roman" fo:font-size="18pt" fo:font-weight="bold" officeooo:paragraph-rsid="000a0808" style:font-size-asian="18pt" style:font-weight-asian="bold" style:font-name-complex="Times New Roman1" style:font-size-complex="18pt"/>
    </style:style>
    <style:style style:name="P14" style:family="paragraph" style:parent-style-name="Standard_20__28_user_29_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5" style:family="paragraph" style:parent-style-name="Standard_20__28_user_29_">
      <style:paragraph-properties fo:text-align="center" style:justify-single-word="false"/>
      <style:text-properties style:font-name="Times New Roman" fo:font-size="14pt" fo:font-weight="bold" officeooo:paragraph-rsid="000a0808" style:font-size-asian="14pt" style:font-weight-asian="bold" style:font-name-complex="Times New Roman1" style:font-size-complex="14pt" style:font-weight-complex="bold"/>
    </style:style>
    <style:style style:name="P16" style:family="paragraph" style:parent-style-name="Standard_20__28_user_29_">
      <style:paragraph-properties fo:text-align="center" style:justify-single-word="false"/>
      <style:text-properties style:font-name="Times New Roman" fo:font-size="14pt" fo:font-weight="bold" officeooo:paragraph-rsid="000a0808" style:font-size-asian="14pt" style:font-weight-asian="bold" style:font-name-complex="Times New Roman1" style:font-size-complex="14pt"/>
    </style:style>
    <style:style style:name="P17" style:family="paragraph" style:parent-style-name="Standard_20__28_user_29_">
      <style:text-properties style:font-name="Times New Roman" fo:font-size="14pt" fo:font-weight="bold" officeooo:paragraph-rsid="000a0808" style:font-size-asian="14pt" style:font-weight-asian="bold" style:font-name-complex="Times New Roman1" style:font-size-complex="14pt"/>
    </style:style>
    <style:style style:name="P18" style:family="paragraph" style:parent-style-name="Standard_20__28_user_29_">
      <style:paragraph-properties fo:text-align="center" style:justify-single-word="false"/>
      <style:text-properties style:font-name="Times New Roman" fo:font-size="14pt" officeooo:paragraph-rsid="000a0808" style:font-size-asian="14pt" style:font-name-complex="Times New Roman1" style:font-size-complex="14pt"/>
    </style:style>
    <style:style style:name="P19" style:family="paragraph" style:parent-style-name="Standard_20__28_user_29_">
      <style:text-properties style:font-name="Times New Roman" fo:font-size="14pt" officeooo:paragraph-rsid="000a0808" style:font-size-asian="14pt" style:font-name-complex="Times New Roman1" style:font-size-complex="14pt"/>
    </style:style>
    <style:style style:name="P20" style:family="paragraph" style:parent-style-name="Standard_20__28_user_29_">
      <style:text-properties style:font-name="Times New Roman" fo:font-size="14pt" fo:font-weight="normal" officeooo:paragraph-rsid="000a0808" style:font-size-asian="14pt" style:font-weight-asian="normal" style:font-name-complex="Times New Roman1" style:font-size-complex="14pt" style:font-weight-complex="normal"/>
    </style:style>
    <style:style style:name="P21" style:family="paragraph" style:parent-style-name="Standard_20__28_user_29_">
      <style:text-properties officeooo:paragraph-rsid="000a0808"/>
    </style:style>
    <style:style style:name="P22" style:family="paragraph" style:parent-style-name="Standard_20__28_user_29_">
      <style:paragraph-properties fo:margin-left="3.9335in" fo:margin-right="0in" fo:margin-top="0in" fo:margin-bottom="0in" loext:contextual-spacing="false" fo:line-height="100%" fo:text-align="end" style:justify-single-word="false" fo:text-indent="0.4917in" style:auto-text-indent="false"/>
      <style:text-properties fo:color="#000000" style:font-name="Times New Roman" fo:font-size="14pt" officeooo:paragraph-rsid="000a0808" style:font-name-asian="Times New Roman1" style:font-size-asian="14pt" style:font-name-complex="Times New Roman1" style:font-size-complex="14pt"/>
    </style:style>
    <style:style style:name="P23" style:family="paragraph" style:parent-style-name="Standard_20__28_user_29_">
      <style:paragraph-properties fo:margin-left="3.9335in" fo:margin-right="0in" fo:margin-top="0in" fo:margin-bottom="0in" loext:contextual-spacing="false" fo:line-height="100%" fo:text-align="end" style:justify-single-word="false" fo:text-indent="0.4917in" style:auto-text-indent="false"/>
      <style:text-properties officeooo:paragraph-rsid="000a0808"/>
    </style:style>
    <style:style style:name="P24" style:family="paragraph" style:parent-style-name="Standard_20__28_user_29_">
      <style:paragraph-properties fo:margin-left="-0.0984in" fo:margin-right="0in" fo:margin-top="0in" fo:margin-bottom="0in" loext:contextual-spacing="false" fo:line-height="150%" fo:text-align="justify" style:justify-single-word="false" fo:text-indent="0in" style:auto-text-indent="false">
        <style:tab-stops>
          <style:tab-stop style:position="2.3689in"/>
        </style:tab-stops>
      </style:paragraph-properties>
      <style:text-properties style:font-name="Times New Roman" officeooo:paragraph-rsid="000a0808" style:font-name-complex="Times New Roman1"/>
    </style:style>
    <style:style style:name="P25" style:family="paragraph" style:parent-style-name="Standard">
      <style:paragraph-properties fo:line-height="105%" style:vertical-align="baseline"/>
      <style:text-properties style:font-name="Times New Roman" fo:font-size="14pt" officeooo:paragraph-rsid="000a0808" style:letter-kerning="true" style:font-name-asian="SimSun" style:font-size-asian="14pt" style:language-asian="en" style:country-asian="US" style:font-name-complex="Times New Roman1" style:font-size-complex="14pt"/>
    </style:style>
    <style:style style:name="P26" style:family="paragraph" style:parent-style-name="Standard">
      <style:paragraph-properties fo:margin-left="-0.5909in" fo:margin-right="0in" fo:margin-top="0in" fo:margin-bottom="0in" loext:contextual-spacing="false" fo:line-height="150%" fo:text-indent="0.7425in" style:auto-text-indent="false">
        <style:tab-stops>
          <style:tab-stop style:position="2.4673in"/>
        </style:tab-stops>
      </style:paragraph-properties>
      <style:text-properties style:font-name="Times New Roman" fo:font-size="14pt" officeooo:paragraph-rsid="000a0808" style:font-size-asian="14pt" style:font-name-complex="Times New Roman1" style:font-size-complex="14pt"/>
    </style:style>
    <style:style style:name="P27" style:family="paragraph" style:parent-style-name="Standard">
      <style:paragraph-properties fo:margin-left="-0.5909in" fo:margin-right="0in" fo:margin-top="0in" fo:margin-bottom="0in" loext:contextual-spacing="false" fo:line-height="150%" fo:text-align="justify" style:justify-single-word="false" fo:text-indent="0.7425in" style:auto-text-indent="false">
        <style:tab-stops>
          <style:tab-stop style:position="2.4673in"/>
        </style:tab-stops>
      </style:paragraph-properties>
      <style:text-properties style:font-name="Times New Roman" fo:font-size="14pt" fo:font-weight="bold" officeooo:paragraph-rsid="000a0808" style:font-size-asian="14pt" style:font-weight-asian="bold" style:font-name-complex="Times New Roman1" style:font-size-complex="14pt"/>
    </style:style>
    <style:style style:name="P28" style:family="paragraph" style:parent-style-name="Standard_20__28_user_29_">
      <style:paragraph-properties fo:margin-top="0in" fo:margin-bottom="0.111in" loext:contextual-spacing="false" fo:line-height="150%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9" style:family="paragraph" style:parent-style-name="Standard_20__28_user_29_">
      <style:paragraph-properties fo:margin-top="0in" fo:margin-bottom="0.111in" loext:contextual-spacing="false"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0" style:family="paragraph" style:parent-style-name="Standard_20__28_user_29_">
      <style:paragraph-properties fo:margin-top="0in" fo:margin-bottom="0.111in" loext:contextual-spacing="false" fo:line-height="150%"/>
      <style:text-properties fo:font-size="14pt" style:font-size-asian="14pt" style:font-size-complex="14pt"/>
    </style:style>
    <style:style style:name="P31" style:family="paragraph" style:parent-style-name="List_20_Paragraph" style:list-style-name="WWNum12">
      <style:text-properties style:font-name="Times New Roman" fo:font-size="14pt" officeooo:paragraph-rsid="000a0808" style:font-size-asian="14pt" style:font-name-complex="Times New Roman1" style:font-size-complex="14pt"/>
    </style:style>
    <style:style style:name="P32" style:family="paragraph" style:parent-style-name="List_20_Paragraph" style:list-style-name="WWNum13">
      <style:text-properties style:font-name="Times New Roman" fo:font-size="14pt" officeooo:paragraph-rsid="000a0808" style:font-size-asian="14pt" style:font-name-complex="Times New Roman1" style:font-size-complex="14pt"/>
    </style:style>
    <style:style style:name="P33" style:family="paragraph" style:parent-style-name="List_20_Paragraph" style:list-style-name="WWNum14">
      <style:text-properties style:font-name="Times New Roman" fo:font-size="14pt" officeooo:paragraph-rsid="000a0808" style:font-size-asian="14pt" style:font-name-complex="Times New Roman1" style:font-size-complex="14pt"/>
    </style:style>
    <style:style style:name="P34" style:family="paragraph" style:parent-style-name="List_20_Paragraph" style:list-style-name="WWNum16">
      <style:text-properties style:font-name="Times New Roman" fo:font-size="14pt" officeooo:paragraph-rsid="000a0808" style:font-size-asian="14pt" style:font-name-complex="Times New Roman1" style:font-size-complex="14pt"/>
    </style:style>
    <style:style style:name="P35" style:family="paragraph" style:parent-style-name="List_20_Paragraph" style:list-style-name="WWNum18">
      <style:text-properties style:font-name="Times New Roman" fo:font-size="14pt" officeooo:paragraph-rsid="000a0808" style:font-size-asian="14pt" style:font-name-complex="Times New Roman1" style:font-size-complex="14pt"/>
    </style:style>
    <style:style style:name="P36" style:family="paragraph" style:parent-style-name="List_20_Paragraph" style:list-style-name="WWNum2">
      <style:paragraph-properties fo:margin-top="0in" fo:margin-bottom="0in" loext:contextual-spacing="true" fo:line-height="150%">
        <style:tab-stops>
          <style:tab-stop style:position="2.4673in"/>
        </style:tab-stops>
      </style:paragraph-properties>
      <style:text-properties officeooo:paragraph-rsid="000a0808"/>
    </style:style>
    <style:style style:name="P37" style:family="paragraph" style:parent-style-name="List_20_Paragraph" style:list-style-name="WWNum2">
      <style:paragraph-properties fo:margin-top="0in" fo:margin-bottom="0in" loext:contextual-spacing="true" fo:line-height="150%">
        <style:tab-stops>
          <style:tab-stop style:position="2.4673in"/>
        </style:tab-stops>
      </style:paragraph-properties>
      <style:text-properties style:font-name="Times New Roman" fo:font-size="14pt" officeooo:paragraph-rsid="000a0808" style:font-size-asian="14pt" style:font-name-complex="Times New Roman1" style:font-size-complex="14pt"/>
    </style:style>
    <style:style style:name="P38" style:family="paragraph" style:parent-style-name="Standard" style:list-style-name="">
      <style:paragraph-properties fo:margin-left="0in" fo:margin-right="0in" fo:margin-top="0.139in" fo:margin-bottom="0in" loext:contextual-spacing="false" fo:line-height="105%" fo:keep-together="always" fo:text-indent="0in" style:auto-text-indent="false" fo:keep-with-next="always" style:vertical-align="baseline"/>
      <style:text-properties fo:color="#000000" style:font-name="Times New Roman" fo:font-size="14pt" fo:font-weight="bold" officeooo:paragraph-rsid="000a0808" style:letter-kerning="true" style:font-name-asian="SimSun" style:font-size-asian="14pt" style:language-asian="en" style:country-asian="US" style:font-weight-asian="bold" style:font-name-complex="Times New Roman1" style:font-size-complex="14pt" style:font-weight-complex="bold"/>
    </style:style>
    <style:style style:name="P39" style:family="paragraph" style:parent-style-name="Standard" style:list-style-name="">
      <style:paragraph-properties fo:margin-left="0in" fo:margin-right="0in" fo:margin-top="0.139in" fo:margin-bottom="0in" loext:contextual-spacing="false" fo:line-height="105%" fo:keep-together="always" fo:text-indent="0in" style:auto-text-indent="false" fo:keep-with-next="always" style:vertical-align="baseline"/>
      <style:text-properties style:font-name="Times New Roman" fo:font-size="14pt" fo:font-weight="bold" officeooo:paragraph-rsid="000a0808" style:letter-kerning="true" style:font-name-asian="SimSun" style:font-size-asian="14pt" style:language-asian="en" style:country-asian="US" style:font-weight-asian="bold" style:font-name-complex="Times New Roman1" style:font-size-complex="14pt" style:font-weight-complex="bold"/>
    </style:style>
    <style:style style:name="P40" style:family="paragraph" style:parent-style-name="Standard">
      <style:text-properties style:font-name="Times New Roman" fo:font-size="14pt" fo:font-weight="normal" officeooo:paragraph-rsid="000a0808" style:font-size-asian="14pt" style:font-weight-asian="normal" style:font-name-complex="Times New Roman1" style:font-size-complex="14pt" style:font-weight-complex="normal"/>
    </style:style>
    <style:style style:name="P41" style:family="paragraph" style:parent-style-name="Standard" style:list-style-name="L1">
      <style:paragraph-properties fo:margin-top="0in" fo:margin-bottom="0in" loext:contextual-spacing="false" fo:line-height="150%">
        <style:tab-stops>
          <style:tab-stop style:position="2.4673in"/>
        </style:tab-stops>
      </style:paragraph-properties>
      <style:text-properties style:font-name="Times New Roman" fo:font-size="14pt" officeooo:paragraph-rsid="000a0808" style:font-size-asian="14pt" style:font-name-complex="Times New Roman1" style:font-size-complex="14pt"/>
    </style:style>
    <style:style style:name="P42" style:family="paragraph" style:parent-style-name="Standard_20__28_user_29_" style:master-page-name="First_20_Page">
      <style:paragraph-properties fo:text-align="center" style:justify-single-word="false" style:page-number="auto"/>
      <style:text-properties style:font-name="Times New Roman" fo:font-size="14pt" officeooo:paragraph-rsid="000a0808" style:font-size-asian="14pt" style:font-name-complex="Times New Roman1" style:font-size-complex="14pt"/>
    </style:style>
    <style:style style:name="P43" style:family="paragraph" style:parent-style-name="Standard_20__28_user_29_">
      <style:paragraph-properties fo:text-align="center" style:justify-single-word="false"/>
      <style:text-properties style:font-name="Times New Roman" fo:font-size="10pt" style:font-size-asian="10pt" style:font-name-complex="Times New Roman1" style:font-size-complex="10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b9297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officeooo:rsid="00099b19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6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7" style:family="text">
      <style:text-properties fo:color="#000000" style:font-name="Times New Roman" fo:font-size="14pt" officeooo:rsid="0006e68f" style:font-name-asian="Times New Roman1" style:font-size-asian="14pt" style:font-name-complex="Times New Roman1" style:font-size-complex="14pt"/>
    </style:style>
    <style:style style:name="T8" style:family="text">
      <style:text-properties fo:color="#000000" style:font-name="Times New Roman" fo:font-size="14pt" officeooo:rsid="000b9297" style:font-name-asian="Times New Roman1" style:font-size-asian="14pt" style:font-name-complex="Times New Roman1" style:font-size-complex="14pt"/>
    </style:style>
    <style:style style:name="T9" style:family="text">
      <style:text-properties fo:color="#000000" style:font-name="Times New Roman" fo:font-size="14pt" fo:language="ru" fo:country="RU" officeooo:rsid="0006e68f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0" style:family="text">
      <style:text-properties fo:color="#000000" style:font-name="Times New Roman" fo:font-size="14pt" fo:language="ru" fo:country="RU" officeooo:rsid="000b9297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1" style:family="text">
      <style:text-properties fo:color="#000000" officeooo:rsid="00099b19"/>
    </style:style>
    <style:style style:name="T12" style:family="text">
      <style:text-properties officeooo:rsid="000a0808"/>
    </style:style>
    <style:style style:name="T13" style:family="text">
      <style:text-properties officeooo:rsid="00099b19"/>
    </style:style>
    <style:style style:name="T14" style:family="text">
      <style:text-properties style:use-window-font-color="true" fo:language="ru" fo:country="RU" officeooo:rsid="00099b19" style:letter-kerning="false" style:font-name-asian="Calibri1" style:language-asian="en" style:country-asian="US" style:language-complex="ar" style:country-complex="SA"/>
    </style:style>
    <style:style style:name="T15" style:family="text">
      <style:text-properties officeooo:rsid="000b9297"/>
    </style:style>
    <style:style style:name="T16" style:family="text">
      <style:text-properties fo:color="#0563c1" style:font-name="Times New Roman" fo:font-size="14pt" fo:language="ru" fo:country="RU" style:text-underline-style="solid" style:text-underline-width="auto" style:text-underline-color="font-color" officeooo:rsid="000b9297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T17" style:family="text">
      <style:text-properties fo:color="#bbb529" style:font-name="JetBrains Mono" fo:font-size="12pt" fo:font-style="normal" fo:font-weight="normal" style:font-size-asian="12pt" style:font-style-asian="normal"/>
    </style:style>
    <style:style style:name="T18" style:family="text">
      <style:text-properties fo:color="#bbb529" style:font-name="JetBrains Mono" fo:font-size="12pt" fo:font-style="normal" style:font-size-asian="12pt" style:font-style-asian="normal"/>
    </style:style>
    <style:style style:name="T19" style:family="text">
      <style:text-properties fo:color="#6a8759" style:font-name="JetBrains Mono" fo:font-size="12pt" fo:font-style="normal" style:font-size-asian="12pt" style:font-style-asian="normal"/>
    </style:style>
    <style:style style:name="T20" style:family="text">
      <style:text-properties fo:color="#cc7832" style:font-name="JetBrains Mono" fo:font-size="12pt" fo:font-style="normal" style:font-size-asian="12pt" style:font-style-asian="normal"/>
    </style:style>
    <style:style style:name="T21" style:family="text">
      <style:text-properties fo:color="#ffc66d" style:font-name="JetBrains Mono" fo:font-size="12pt" fo:font-style="normal" style:font-size-asian="12pt" style:font-style-asian="normal"/>
    </style:style>
    <style:style style:name="T22" style:family="text">
      <style:text-properties fo:color="#a9b7c6" style:font-name="JetBrains Mono" fo:font-size="12pt" fo:font-style="normal" style:font-size-asian="12pt" style:font-style-asian="normal"/>
    </style:style>
    <style:style style:name="T23" style:family="text">
      <style:text-properties fo:color="#b5b6e3" style:font-name="JetBrains Mono" fo:font-size="12pt" fo:font-style="normal" style:font-size-asian="12pt" style:font-style-asian="normal"/>
    </style:style>
    <style:style style:name="T24" style:family="text">
      <style:text-properties fo:color="#5f8c8a" style:font-name="JetBrains Mono" fo:font-size="12pt" fo:font-style="normal" style:font-size-asian="12pt" style:font-style-asian="normal"/>
    </style:style>
    <style:style style:name="T25" style:family="text">
      <style:text-properties fo:color="#b9bcd1" style:font-name="JetBrains Mono" fo:font-size="12pt" fo:font-style="normal" style:font-size-asian="12pt" style:font-style-asian="normal"/>
    </style:style>
    <style:style style:name="T26" style:family="text">
      <style:text-properties fo:color="#6897bb" style:font-name="JetBrains Mono" fo:font-size="12pt" fo:font-style="normal" style:font-size-asian="12pt" style:font-style-asian="normal"/>
    </style:style>
    <style:style style:name="T27" style:family="text">
      <style:text-properties fo:color="#908b25" style:font-name="JetBrains Mono" fo:font-size="12pt" fo:font-style="normal" style:font-size-asian="12pt" style:font-style-asian="normal"/>
    </style:style>
    <style:style style:name="T28" style:family="text">
      <style:text-properties fo:color="#9373a5" style:font-name="JetBrains Mono" fo:font-size="12pt" fo:font-style="normal" style:font-size-asian="12pt" style:font-style-asian="normal"/>
    </style:style>
    <style:style style:name="T29" style:family="text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Московский Авиационный Институт</text:p>
      <text:p text:style-name="P18">(Национальный Исследовательский Университет)</text:p>
      <text:p text:style-name="P18">Факультет информационных технологий и прикладной математики</text:p>
      <text:p text:style-name="P18">Кафедра вычислительной математики и программирования</text:p>
      <text:p text:style-name="P12"/>
      <text:p text:style-name="P12"/>
      <text:p text:style-name="P11"><text:span text:style-name="T3">Лабораторная работа №</text:span><text:span text:style-name="T4">4</text:span><text:span text:style-name="T3"> по курсу</text:span></text:p>
      <text:p text:style-name="P15">«Операционные системы»</text:p>
      <text:p text:style-name="P15"/>
      <text:p text:style-name="P11"/>
      <text:p text:style-name="P13"/>
      <text:p text:style-name="P12"/>
      <text:p text:style-name="P1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2"/>
      <text:p text:style-name="P22"/>
      <text:p text:style-name="P22"/>
      <text:p text:style-name="P22"/>
      <text:p text:style-name="P22"/>
      <text:p text:style-name="P22"/>
      <text:p text:style-name="P6"><text:span text:style-name="T6">Студент: </text:span><text:span text:style-name="T10">Васютинский Вадим Александрович</text:span></text:p>
      <text:p text:style-name="P23"><text:span text:style-name="T6">Группа: М8О-</text:span><text:span text:style-name="T7">2</text:span><text:span text:style-name="T6">0</text:span><text:span text:style-name="T7">8</text:span><text:span text:style-name="T6">Б-</text:span><text:span text:style-name="T7">20</text:span></text:p>
      <text:p text:style-name="P23"><text:span text:style-name="T6">Вариант: </text:span><text:span text:style-name="T7">1</text:span><text:span text:style-name="T8">3</text:span></text:p>
      <text:p text:style-name="P4">Преподаватель: Миронов Евгений Сергеевич</text:p>
      <text:p text:style-name="P4">Оценка: ___________</text:p>
      <text:p text:style-name="P4">Дата: ___________</text:p>
      <text:p text:style-name="P4">Подпись: ___________</text:p>
      <text:p text:style-name="P5"/>
      <text:p text:style-name="P5"/>
      <text:p text:style-name="P5">Москва, 2021</text:p>
      <text:p text:style-name="P16"><text:soft-page-break/>Содержание</text:p>
      <text:list xml:id="list2204986428" text:style-name="WWNum12">
        <text:list-item text:start-value="1">
          <text:p text:style-name="P31">Репозиторий</text:p>
        </text:list-item>
        <text:list-item text:style-override="WWNum13">
          <text:p text:style-name="P32">Постановка задачи</text:p>
        </text:list-item>
        <text:list-item text:style-override="WWNum14">
          <text:p text:style-name="P33">Общие сведения о программе</text:p>
        </text:list-item>
        <text:list-item text:style-override="WWNum16">
          <text:p text:style-name="P34">Исходный код</text:p>
        </text:list-item>
        <text:list-item text:style-override="WWNum18">
          <text:p text:style-name="P35">Выводы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6">Репозиторий</text:p>
      <text:p text:style-name="P21"><text:span text:style-name="Internet_20_link"><text:span text:style-name="T1">https://github.com/</text:span></text:span><text:span text:style-name="Internet_20_link"><text:span text:style-name="T16">GroundPeeker</text:span></text:span><text:span text:style-name="Internet_20_link"><text:span text:style-name="T1">OS/tree/master/</text:span></text:span><text:span text:style-name="Internet_20_link"><text:span text:style-name="T2">lab4</text:span></text:span></text:p>
      <text:p text:style-name="P19"><text:soft-page-break/></text:p>
      <text:p text:style-name="P16">Постановка задачи</text:p>
      <text:h text:style-name="P38" text:outline-level="2">Цель работы</text:h>
      <text:p text:style-name="P25">Приобретение практических навыков в:</text:p>
      <text:p text:style-name="P25">· Освоение принципов работы с файловыми системами</text:p>
      <text:p text:style-name="P25">· Обеспечение обмена данных между процессами посредством технологии «File mapping»</text:p>
      <text:h text:style-name="P39" text:outline-level="2">Задание</text:h>
      <text:p text:style-name="P2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через отображаемые файлы (memory-mapped files).</text:p>
      <text:p text:style-name="P2"/>
      <text:p text:style-name="P2">Необходимо обрабатывать системные ошибки, которые могут возникнуть в результате работы.</text:p>
      <text:p text:style-name="P24"/>
      <text:p text:style-name="P9">Общие сведения о программе</text:p>
      <text:p text:style-name="P3">Программа компилируется из файла <text:span text:style-name="T14">main</text:span>.c. Также используется заголовочные файлы: unistd.h, stdio.h , stdlib.h, fcntl.h, errno.h, sys/mman.h, sys/stat.h, string.h, stdbool.h, ctype.h, sys/wait.h, semaphore.h. В программе используются следующие системные вызовы:</text:p>
      <text:list xml:id="list3138057306" text:style-name="L1">
        <text:list-item>
          <text:p text:style-name="P41"><text:span text:style-name="T13">shm_open <text:s/>- <text:s/>создаёт/открывает объекты общей </text:span>памяти POSIX.</text:p>
        </text:list-item>
        <text:list-item>
          <text:p text:style-name="P41">sem_open - инициализирует и открывает именованный семафор.</text:p>
        </text:list-item>
        <text:list-item>
          <text:p text:style-name="P41">ftruncate - обрезает файл до заданного размера.</text:p>
        </text:list-item>
        <text:list-item>
          <text:p text:style-name="P41">mmap, munmap - отображает файлы или устройства в памяти, или удаляет их отображение.</text:p>
        </text:list-item>
        <text:list-item>
          <text:p text:style-name="P41">memset - заполнение памяти значением определённого байта.</text:p>
        </text:list-item>
        <text:list-item>
          <text:p text:style-name="P41">sem_getvalue - возвращает значение семафора.</text:p>
        </text:list-item>
        <text:list-item>
          <text:p text:style-name="P41">close - закрывает файловый дескриптор.</text:p>
        </text:list-item>
        <text:list-item>
          <text:p text:style-name="P41">sem_close - закрывает именованный семафор.</text:p>
        </text:list-item>
        <text:list-item>
          <text:p text:style-name="P41"><text:s/>execl <text:s/>- <text:s/>запуск <text:s/>файла на исполнение.</text:p>
        </text:list-item>
        <text:list-item>
          <text:p text:style-name="P41"><text:s/>sem_getvalue - возвращает значение семафора.</text:p>
        </text:list-item>
        <text:list-item>
          <text:p text:style-name="P41"><text:soft-page-break/><text:s/>sem_wait - блокирует семафор.</text:p>
        </text:list-item>
        <text:list-item>
          <text:p text:style-name="P41"><text:s/>sem_post - разблокирует семафор.</text:p>
        </text:list-item>
      </text:list>
      <text:p text:style-name="P9">Общий метод и алгоритм решения</text:p>
      <text:p text:style-name="P26">Для реализации поставленной задачи необходимо:</text:p>
      <text:list xml:id="list1085039107" text:style-name="WWNum2">
        <text:list-item>
          <text:p text:style-name="P36"><text:span text:style-name="T1">Изучить работу с отображением файла в память(</text:span><text:span text:style-name="T5">mmap</text:span><text:span text:style-name="T1"> и </text:span><text:span text:style-name="T5">munmap</text:span><text:span text:style-name="T1">).</text:span></text:p>
        </text:list-item>
        <text:list-item>
          <text:p text:style-name="P36"><text:span text:style-name="T1">Изучить работу с процессами(</text:span><text:span text:style-name="T5">fork</text:span><text:span text:style-name="T1">).</text:span></text:p>
        </text:list-item>
        <text:list-item>
          <text:p text:style-name="P37">Создать <text:span text:style-name="T15">1</text:span> дочерних и 1 родительский процесс.</text:p>
        </text:list-item>
        <text:list-item>
          <text:p text:style-name="P36"><text:span text:style-name="T1">В каждом процессе отобразить файл в память, преобразовать в соответствии с вариантом и снять отображение(</text:span><text:span text:style-name="T5">mmap</text:span><text:span text:style-name="T1">, m</text:span><text:span text:style-name="T5">u</text:span><text:span text:style-name="T1">nmap).</text:span></text:p>
        </text:list-item>
      </text:list>
      <text:p text:style-name="P27"/>
      <text:p text:style-name="P8"/>
      <text:p text:style-name="P9">Исходный код</text:p>
      <text:p text:style-name="P10">main.c</text:p>
      <text:p text:style-name="P17"/>
      <text:p text:style-name="P40"><text:span text:style-name="symbol0_5f_c"><text:span text:style-name="T17">#include </text:span></text:span><text:span text:style-name="T19">&lt;iostream&gt;</text:span><text:line-break/><text:span text:style-name="T18">#include </text:span><text:span text:style-name="T19">&lt;ostream&gt;</text:span><text:line-break/><text:span text:style-name="T18">#include </text:span><text:span text:style-name="T19">&lt;string&gt;</text:span><text:line-break/><text:span text:style-name="T18">#include </text:span><text:span text:style-name="T19">&lt;unistd.h&gt;</text:span><text:line-break/><text:span text:style-name="T18">#include </text:span><text:span text:style-name="T19">&lt;sys/mman.h&gt;</text:span><text:line-break/><text:span text:style-name="T18">#include </text:span><text:span text:style-name="T19">&lt;semaphore.h&gt;</text:span><text:line-break/><text:span text:style-name="T18">#include </text:span><text:span text:style-name="T19">&lt;fstream&gt;</text:span><text:line-break/><text:line-break/><text:span text:style-name="T20">int </text:span><text:span text:style-name="T21">main</text:span><text:span text:style-name="T22">() {</text:span><text:line-break/><text:span text:style-name="T22"> <text:s text:c="3"/></text:span><text:span text:style-name="T23">std</text:span><text:span text:style-name="T22">::cout </text:span><text:span text:style-name="T24">&lt;&lt; </text:span><text:span text:style-name="T19">"Enter filename: "</text:span><text:span text:style-name="T20">;</text:span><text:line-break/><text:span text:style-name="T20"> <text:s text:c="3"/></text:span><text:span text:style-name="T23">std</text:span><text:span text:style-name="T22">::</text:span><text:span text:style-name="T25">string </text:span><text:span text:style-name="T22">filename</text:span><text:span text:style-name="T20">;</text:span><text:line-break/><text:span text:style-name="T20"> <text:s text:c="3"/></text:span><text:span text:style-name="T23">std</text:span><text:span text:style-name="T22">::cin </text:span><text:span text:style-name="T24">&gt;&gt; </text:span><text:span text:style-name="T22">filename</text:span><text:span text:style-name="T20">;</text:span><text:line-break/><text:span text:style-name="T20"> <text:s text:c="3"/>int </text:span><text:span text:style-name="T22">N=</text:span><text:span text:style-name="T26">4</text:span><text:span text:style-name="T20">;</text:span><text:line-break/><text:span text:style-name="T20"> <text:s text:c="3"/>int </text:span><text:span text:style-name="T22">*ptr = </text:span><text:span text:style-name="T20">static_cast</text:span><text:span text:style-name="T22">&lt;</text:span><text:span text:style-name="T20">int</text:span><text:span text:style-name="T22">*&gt;(mmap(</text:span><text:span text:style-name="T27">NULL</text:span><text:span text:style-name="T20">, </text:span><text:span text:style-name="T22">N * </text:span><text:span text:style-name="T20">sizeof</text:span><text:span text:style-name="T22">(</text:span><text:span text:style-name="T20">int</text:span><text:span text:style-name="T22">)</text:span><text:span text:style-name="T20">, </text:span><text:span text:style-name="T27">PROT_READ </text:span><text:span text:style-name="T22">| </text:span><text:span text:style-name="T27">PROT_WRITE</text:span><text:span text:style-name="T20">, </text:span><text:span text:style-name="T27">MAP_SHARED </text:span><text:span text:style-name="T22">| </text:span><text:span text:style-name="T27">MAP_ANONYMOUS</text:span><text:span text:style-name="T20">, </text:span><text:span text:style-name="T26">0</text:span><text:span text:style-name="T20">,</text:span><text:line-break/><text:span text:style-name="T20"> <text:s text:c="38"/></text:span><text:span text:style-name="T26">0</text:span><text:span text:style-name="T22">))</text:span><text:span text:style-name="T20">;</text:span><text:line-break/><text:span text:style-name="T20"> <text:s text:c="3"/></text:span><text:span text:style-name="T25">sem_t</text:span><text:span text:style-name="T22">* osem = </text:span><text:span text:style-name="T20">static_cast</text:span><text:span text:style-name="T22">&lt;</text:span><text:span text:style-name="T25">sem_t</text:span><text:span text:style-name="T22">*&gt;(mmap(</text:span><text:span text:style-name="T27">NULL</text:span><text:span text:style-name="T20">, sizeof</text:span><text:span text:style-name="T22">(</text:span><text:span text:style-name="T25">sem_t</text:span><text:span text:style-name="T22">)</text:span><text:span text:style-name="T20">, </text:span><text:span text:style-name="T27">PROT_READ</text:span><text:span text:style-name="T22">|</text:span><text:span text:style-name="T27">PROT_WRITE</text:span><text:span text:style-name="T20">, </text:span><text:span text:style-name="T27">MAP_ANONYMOUS </text:span><text:span text:style-name="T22">| </text:span><text:span text:style-name="T27">MAP_SHARED</text:span><text:span text:style-name="T20">, </text:span><text:span text:style-name="T26">0</text:span><text:span text:style-name="T20">, </text:span><text:span text:style-name="T26">0</text:span><text:span text:style-name="T22">))</text:span><text:span text:style-name="T20">;</text:span><text:line-break/><text:span text:style-name="T20"> <text:s text:c="3"/></text:span><text:span text:style-name="T25">sem_t</text:span><text:span text:style-name="T22">* isem = </text:span><text:span text:style-name="T20">static_cast</text:span><text:span text:style-name="T22">&lt;</text:span><text:span text:style-name="T25">sem_t</text:span><text:span text:style-name="T22">*&gt;(mmap(</text:span><text:span text:style-name="T27">NULL</text:span><text:span text:style-name="T20">, sizeof</text:span><text:span text:style-name="T22">(</text:span><text:span text:style-name="T25">sem_t</text:span><text:span text:style-name="T22">)</text:span><text:span text:style-name="T20">, </text:span><text:span text:style-name="T27">PROT_READ</text:span><text:span text:style-name="T22">|</text:span><text:span text:style-name="T27">PROT_WRITE</text:span><text:span text:style-name="T20">, </text:span><text:span text:style-name="T27">MAP_ANONYMOUS </text:span><text:span text:style-name="T22">| </text:span><text:span text:style-name="T27">MAP_SHARED</text:span><text:span text:style-name="T20">, </text:span><text:span text:style-name="T26">0</text:span><text:span text:style-name="T20">, </text:span><text:span text:style-name="T26">0</text:span><text:span text:style-name="T22">))</text:span><text:span text:style-name="T20">;</text:span><text:line-break/><text:span text:style-name="T20"> <text:s text:c="3"/>if </text:span><text:span text:style-name="T22">((ptr == </text:span><text:span text:style-name="T27">MAP_FAILED</text:span><text:span text:style-name="T22">)||(isem == </text:span><text:span text:style-name="T27">MAP_FAILED</text:span><text:span text:style-name="T22">)||(osem == </text:span><text:span text:style-name="T27">MAP_FAILED</text:span><text:span text:style-name="T22">)){</text:span><text:line-break/><text:span text:style-name="T22"> <text:s text:c="7"/>printf(</text:span><text:span text:style-name="T19">"Mapping Failed</text:span><text:span text:style-name="T20">\n</text:span><text:span text:style-name="T19">"</text:span><text:span text:style-name="T22">)</text:span><text:span text:style-name="T20">;</text:span><text:line-break/><text:span text:style-name="T20"> <text:s text:c="7"/>return </text:span><text:span text:style-name="T26">1</text:span><text:span text:style-name="T20">;</text:span><text:line-break/><text:span text:style-name="T20"> <text:s text:c="3"/></text:span><text:span text:style-name="T22">}</text:span><text:line-break/><text:span text:style-name="T22"> <text:s text:c="3"/></text:span><text:span text:style-name="T20">for</text:span><text:span text:style-name="T22">(</text:span><text:span text:style-name="T20">int </text:span><text:span text:style-name="T22">i = </text:span><text:span text:style-name="T26">0</text:span><text:span text:style-name="T20">; </text:span><text:span text:style-name="T22">i &lt; N</text:span><text:span text:style-name="T20">; </text:span><text:span text:style-name="T22">i++) {</text:span><text:line-break/><text:span text:style-name="T22"> <text:s text:c="7"/>ptr[i] = </text:span><text:span text:style-name="T26">0</text:span><text:span text:style-name="T20">;</text:span><text:line-break/><text:soft-page-break/><text:span text:style-name="T20"> <text:s text:c="3"/></text:span><text:span text:style-name="T22">}</text:span><text:line-break/><text:span text:style-name="T22"> <text:s text:c="3"/>sem_init(osem</text:span><text:span text:style-name="T20">, true, </text:span><text:span text:style-name="T26">0</text:span><text:span text:style-name="T22">)</text:span><text:span text:style-name="T20">;</text:span><text:line-break/><text:span text:style-name="T20"> <text:s text:c="3"/></text:span><text:span text:style-name="T22">sem_init(isem</text:span><text:span text:style-name="T20">, true, </text:span><text:span text:style-name="T26">1</text:span><text:span text:style-name="T22">)</text:span><text:span text:style-name="T20">;</text:span><text:line-break/><text:span text:style-name="T20"> <text:s text:c="3"/>int </text:span><text:span text:style-name="T22">pid = fork()</text:span><text:span text:style-name="T20">;</text:span><text:line-break/><text:span text:style-name="T20"> <text:s text:c="3"/>if </text:span><text:span text:style-name="T22">(pid == </text:span><text:span text:style-name="T26">0</text:span><text:span text:style-name="T22">) {</text:span><text:line-break/><text:span text:style-name="T22"> <text:s text:c="7"/></text:span><text:span text:style-name="T23">std</text:span><text:span text:style-name="T22">::</text:span><text:span text:style-name="T25">ofstream </text:span><text:span text:style-name="T22">outputFile</text:span><text:span text:style-name="T20">;</text:span><text:line-break/><text:span text:style-name="T20"> <text:s text:c="7"/></text:span><text:span text:style-name="T22">outputFile.open(filename</text:span><text:span text:style-name="T20">, </text:span><text:span text:style-name="T23">std</text:span><text:span text:style-name="T22">::</text:span><text:span text:style-name="T25">ios</text:span><text:span text:style-name="T22">::</text:span><text:span text:style-name="T28">out</text:span><text:span text:style-name="T22">)</text:span><text:span text:style-name="T20">;</text:span><text:line-break/><text:span text:style-name="T20"> <text:s text:c="7"/>while </text:span><text:span text:style-name="T22">(</text:span><text:span text:style-name="T20">true</text:span><text:span text:style-name="T22">) {</text:span><text:line-break/><text:span text:style-name="T22"> <text:s text:c="11"/>sem_wait(osem)</text:span><text:span text:style-name="T20">;</text:span><text:line-break/><text:span text:style-name="T20"> <text:s text:c="11"/>if </text:span><text:span text:style-name="T22">(ptr[</text:span><text:span text:style-name="T26">3</text:span><text:span text:style-name="T22">] == -</text:span><text:span text:style-name="T26">1</text:span><text:span text:style-name="T22">) {</text:span><text:line-break/><text:span text:style-name="T22"> <text:s text:c="15"/></text:span><text:span text:style-name="T20">break;</text:span><text:line-break/><text:span text:style-name="T20"> <text:s text:c="11"/></text:span><text:span text:style-name="T22">}</text:span><text:line-break/><text:span text:style-name="T22"> <text:s text:c="11"/></text:span><text:span text:style-name="T20">if </text:span><text:span text:style-name="T22">((ptr[</text:span><text:span text:style-name="T26">1</text:span><text:span text:style-name="T22">] == </text:span><text:span text:style-name="T26">0</text:span><text:span text:style-name="T22">) || (ptr[</text:span><text:span text:style-name="T26">2</text:span><text:span text:style-name="T22">] == </text:span><text:span text:style-name="T26">0</text:span><text:span text:style-name="T22">)) {</text:span><text:line-break/><text:span text:style-name="T22"> <text:s text:c="15"/></text:span><text:span text:style-name="T23">std</text:span><text:span text:style-name="T22">::cout </text:span><text:span text:style-name="T24">&lt;&lt; </text:span><text:span text:style-name="T19">"One of Divisors is zero!!!" </text:span><text:span text:style-name="T24">&lt;&lt; </text:span><text:span text:style-name="T23">std</text:span><text:span text:style-name="T22">::endl</text:span><text:span text:style-name="T20">;</text:span><text:line-break/><text:span text:style-name="T20"> <text:s text:c="15"/></text:span><text:span text:style-name="T22">ptr[</text:span><text:span text:style-name="T26">3</text:span><text:span text:style-name="T22">] = -</text:span><text:span text:style-name="T26">1</text:span><text:span text:style-name="T20">;</text:span><text:line-break/><text:span text:style-name="T20"> <text:s text:c="11"/></text:span><text:span text:style-name="T22">} </text:span><text:span text:style-name="T20">else </text:span><text:span text:style-name="T22">{</text:span><text:line-break/><text:span text:style-name="T22"> <text:s text:c="15"/>outputFile </text:span><text:span text:style-name="T24">&lt;&lt; </text:span><text:span text:style-name="T22">(ptr[</text:span><text:span text:style-name="T26">0</text:span><text:span text:style-name="T22">] / ptr[</text:span><text:span text:style-name="T26">1</text:span><text:span text:style-name="T22">] / ptr[</text:span><text:span text:style-name="T26">2</text:span><text:span text:style-name="T22">]) </text:span><text:span text:style-name="T24">&lt;&lt; </text:span><text:span text:style-name="T23">std</text:span><text:span text:style-name="T22">::endl</text:span><text:span text:style-name="T20">;</text:span><text:line-break/><text:span text:style-name="T20"> <text:s text:c="11"/></text:span><text:span text:style-name="T22">}</text:span><text:line-break/><text:span text:style-name="T22"> <text:s text:c="11"/>sem_post(isem)</text:span><text:span text:style-name="T20">;</text:span><text:line-break/><text:span text:style-name="T20"> <text:s text:c="11"/>if </text:span><text:span text:style-name="T22">(ptr[</text:span><text:span text:style-name="T26">3</text:span><text:span text:style-name="T22">] == -</text:span><text:span text:style-name="T26">1</text:span><text:span text:style-name="T22">) {</text:span><text:line-break/><text:span text:style-name="T22"> <text:s text:c="15"/></text:span><text:span text:style-name="T20">break;</text:span><text:line-break/><text:span text:style-name="T20"> <text:s text:c="11"/></text:span><text:span text:style-name="T22">}</text:span><text:line-break/><text:span text:style-name="T22"> <text:s text:c="7"/>}</text:span><text:line-break/><text:span text:style-name="T22"> <text:s text:c="7"/>outputFile.close()</text:span><text:span text:style-name="T20">;</text:span><text:line-break/><text:span text:style-name="T20"> <text:s text:c="3"/></text:span><text:span text:style-name="T22">} </text:span><text:span text:style-name="T20">else </text:span><text:span text:style-name="T22">{</text:span><text:line-break/><text:span text:style-name="T22"> <text:s text:c="7"/></text:span><text:span text:style-name="T20">while </text:span><text:span text:style-name="T22">(</text:span><text:span text:style-name="T20">true</text:span><text:span text:style-name="T22">) {</text:span><text:line-break/><text:span text:style-name="T22"> <text:s text:c="11"/>sem_wait(isem)</text:span><text:span text:style-name="T20">;</text:span><text:line-break/><text:span text:style-name="T20"> <text:s text:c="11"/>if </text:span><text:span text:style-name="T22">(ptr[</text:span><text:span text:style-name="T26">3</text:span><text:span text:style-name="T22">] == -</text:span><text:span text:style-name="T26">1</text:span><text:span text:style-name="T22">) {</text:span><text:line-break/><text:span text:style-name="T22"> <text:s text:c="15"/></text:span><text:span text:style-name="T20">break;</text:span><text:line-break/><text:span text:style-name="T20"> <text:s text:c="11"/></text:span><text:span text:style-name="T22">}</text:span><text:line-break/><text:span text:style-name="T22"> <text:s text:c="11"/></text:span><text:span text:style-name="T20">int </text:span><text:span text:style-name="T22">a1</text:span><text:span text:style-name="T20">, </text:span><text:span text:style-name="T22">a2</text:span><text:span text:style-name="T20">, </text:span><text:span text:style-name="T22">a3</text:span><text:span text:style-name="T20">;</text:span><text:line-break/><text:span text:style-name="T20"> <text:s text:c="11"/></text:span><text:span text:style-name="T23">std</text:span><text:span text:style-name="T22">::cout </text:span><text:span text:style-name="T24">&lt;&lt; </text:span><text:span text:style-name="T19">"Enter numbers: "</text:span><text:span text:style-name="T20">;</text:span><text:line-break/><text:span text:style-name="T20"> <text:s text:c="11"/>if </text:span><text:span text:style-name="T22">(</text:span><text:span text:style-name="T23">std</text:span><text:span text:style-name="T22">::cin </text:span><text:span text:style-name="T24">&gt;&gt; </text:span><text:span text:style-name="T22">a1 </text:span><text:span text:style-name="T24">&gt;&gt; </text:span><text:span text:style-name="T22">a2 </text:span><text:span text:style-name="T24">&gt;&gt; </text:span><text:span text:style-name="T22">a3) {</text:span><text:line-break/><text:span text:style-name="T22"> <text:s text:c="15"/>ptr[</text:span><text:span text:style-name="T26">0</text:span><text:span text:style-name="T22">] = a1</text:span><text:span text:style-name="T20">;</text:span><text:line-break/><text:span text:style-name="T20"> <text:s text:c="15"/></text:span><text:span text:style-name="T22">ptr[</text:span><text:span text:style-name="T26">1</text:span><text:span text:style-name="T22">] = a2</text:span><text:span text:style-name="T20">;</text:span><text:line-break/><text:span text:style-name="T20"> <text:s text:c="15"/></text:span><text:span text:style-name="T22">ptr[</text:span><text:span text:style-name="T26">2</text:span><text:span text:style-name="T22">] = a3</text:span><text:span text:style-name="T20">;</text:span><text:line-break/><text:span text:style-name="T20"> <text:s text:c="11"/></text:span><text:span text:style-name="T22">} </text:span><text:span text:style-name="T20">else </text:span><text:span text:style-name="T22">{</text:span><text:line-break/><text:span text:style-name="T22"> <text:s text:c="15"/>ptr[</text:span><text:span text:style-name="T26">3</text:span><text:span text:style-name="T22">] = -</text:span><text:span text:style-name="T26">1</text:span><text:span text:style-name="T20">;</text:span><text:line-break/><text:span text:style-name="T20"> <text:s text:c="11"/></text:span><text:span text:style-name="T22">}</text:span><text:line-break/><text:span text:style-name="T22"> <text:s text:c="11"/>sem_post(osem)</text:span><text:span text:style-name="T20">;</text:span><text:line-break/><text:span text:style-name="T20"> <text:s text:c="11"/>if </text:span><text:span text:style-name="T22">(ptr[</text:span><text:span text:style-name="T26">3</text:span><text:span text:style-name="T22">] == -</text:span><text:span text:style-name="T26">1</text:span><text:span text:style-name="T22">) {</text:span><text:line-break/><text:span text:style-name="T22"> <text:s text:c="15"/></text:span><text:span text:style-name="T20">break;</text:span><text:line-break/><text:span text:style-name="T20"> <text:s text:c="11"/></text:span><text:span text:style-name="T22">}</text:span><text:line-break/><text:span text:style-name="T22"> <text:s text:c="7"/>}</text:span><text:line-break/><text:span text:style-name="T22"> <text:s text:c="3"/>}</text:span><text:line-break/><text:span text:style-name="T22"> <text:s text:c="3"/></text:span><text:span text:style-name="T20">int </text:span><text:span text:style-name="T22">err = munmap(ptr</text:span><text:span text:style-name="T20">, </text:span><text:span text:style-name="T22">N * </text:span><text:span text:style-name="T20">sizeof</text:span><text:span text:style-name="T22">(</text:span><text:span text:style-name="T20">int</text:span><text:span text:style-name="T22">)) + munmap(isem</text:span><text:span text:style-name="T20">, sizeof</text:span><text:span text:style-name="T22">(</text:span><text:span text:style-name="T25">sem_t</text:span><text:span text:style-name="T22">)) + munmap(osem</text:span><text:span text:style-name="T20">, sizeof</text:span><text:span text:style-name="T22">(</text:span><text:span text:style-name="T25">sem_t</text:span><text:span text:style-name="T22">))</text:span><text:span text:style-name="T20">;</text:span><text:line-break/><text:span text:style-name="T20"> <text:s text:c="3"/>if </text:span><text:span text:style-name="T22">(err != </text:span><text:span text:style-name="T26">0</text:span><text:span text:style-name="T22">) {</text:span><text:line-break/><text:span text:style-name="T22"> <text:s text:c="7"/>printf(</text:span><text:span text:style-name="T19">"UnMapping Failed</text:span><text:span text:style-name="T20">\n</text:span><text:span text:style-name="T19">"</text:span><text:span text:style-name="T22">)</text:span><text:span text:style-name="T20">;</text:span><text:line-break/><text:span text:style-name="T20"> <text:s text:c="7"/>return </text:span><text:span text:style-name="T26">1</text:span><text:span text:style-name="T20">;</text:span><text:line-break/><text:span text:style-name="T20"> <text:s text:c="3"/></text:span><text:span text:style-name="T22">}</text:span><text:line-break/><text:soft-page-break/><text:span text:style-name="T22"> <text:s text:c="3"/>sem_destroy(isem)</text:span><text:span text:style-name="T20">;</text:span><text:line-break/><text:span text:style-name="T20"> <text:s text:c="3"/></text:span><text:span text:style-name="T22">sem_destroy(osem)</text:span><text:span text:style-name="T20">;</text:span><text:line-break/><text:span text:style-name="T20"> <text:s text:c="3"/>return </text:span><text:span text:style-name="T26">0</text:span><text:span text:style-name="T20">;</text:span><text:line-break/><text:span text:style-name="T22">}</text:span></text:p>
      <text:p text:style-name="P40"><text:span text:style-name="symbol0_5f_c"/></text:p>
      <text:p text:style-name="P14"/>
      <text:p text:style-name="P43"/>
      <text:p text:style-name="P29">Выводы</text:p>
      <text:p text:style-name="P28"/>
      <text:p text:style-name="P30">В С<text:span text:style-name="T12">и</text:span> помимо механизма общения между процессами через pipe, также существуют и другие способы взаимодействия, например отображение файла в память, такой подход работает быстрее, за счет отсутствия постоянных вызовов read, write и тратит меньше памяти под кэш. После отображения возвращается void*, который можно привести к своему указателю на тип и обрабатывать данные как массив, где возвращенный указатель – указатель на первый элемент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0" fo:widows="0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swiss" style:font-pitch="variable" fo:font-size="16pt" style:font-size-asian="16pt" style:font-size-complex="16pt"/>
    </style:style>
    <style:style style:name="Standard_20__28_user_29_" style:display-name="Standard (user)" style:family="paragraph" style:default-outline-level="">
      <style:paragraph-properties fo:margin-top="0in" fo:margin-bottom="0.111in" loext:contextual-spacing="false" fo:line-height="105%" fo:text-align="start" style:justify-single-word="false" fo:orphans="2" fo:widows="2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972in" loext:contextual-spacing="false" fo:line-height="115%"/>
    </style:style>
    <style:style style:name="caption" style:family="paragraph" style:parent-style-name="Standard_20__28_user_29_" style:default-outline-level="">
      <style:paragraph-properties fo:margin-top="0.0835in" fo:margin-bottom="0.0835in" loext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_20__28_user_29_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_20__28_user_29_" style:default-outline-level="">
      <style:paragraph-properties fo:margin-left="0.5in" fo:margin-right="0in" fo:text-indent="0in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_20__28_user_29_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OC_20_Heading" style:display-name="TOC Heading" style:family="paragraph" style:parent-style-name="Heading_20_1" style:next-style-name="Standard_20__28_user_29_" style:default-outline-level="">
      <style:paragraph-properties fo:margin-top="0.3335in" fo:margin-bottom="0in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_20__28_user_29_" style:next-style-name="Standard_20__28_user_29_" style:auto-update="true" style:default-outline-level="" style:class="index">
      <style:paragraph-properties fo:margin-top="0.1665in" fo:margin-bottom="0.0835in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_20__28_user_29_" style:next-style-name="Standard_20__28_user_29_" style:auto-update="true" style:default-outline-level="" style:class="index">
      <style:paragraph-properties fo:margin-left="0.1528in" fo:margin-right="0in" fo:margin-top="0.0835in" fo:margin-bottom="0in" loext:contextual-spacing="false" fo:text-indent="0in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_20__28_user_29_" style:next-style-name="Standard_20__28_user_29_" style:auto-update="true" style:default-outline-level="" style:class="index">
      <style:paragraph-properties fo:margin-left="0.3055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_20__28_user_29_" style:next-style-name="Standard_20__28_user_29_" style:auto-update="true" style:default-outline-level="" style:class="index">
      <style:paragraph-properties fo:margin-left="0.4583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_20__28_user_29_" style:next-style-name="Standard_20__28_user_29_" style:auto-update="true" style:default-outline-level="" style:class="index">
      <style:paragraph-properties fo:margin-left="0.611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_20__28_user_29_" style:next-style-name="Standard_20__28_user_29_" style:auto-update="true" style:default-outline-level="" style:class="index">
      <style:paragraph-properties fo:margin-left="0.7638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_20__28_user_29_" style:next-style-name="Standard_20__28_user_29_" style:auto-update="true" style:default-outline-level="" style:class="index">
      <style:paragraph-properties fo:margin-left="0.9165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_20__28_user_29_" style:next-style-name="Standard_20__28_user_29_" style:auto-update="true" style:default-outline-level="" style:class="index">
      <style:paragraph-properties fo:margin-left="1.0693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_20__28_user_29_" style:next-style-name="Standard_20__28_user_29_" style:auto-update="true" style:default-outline-level="" style:class="index">
      <style:paragraph-properties fo:margin-left="1.222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1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keyword1_5f_bash" style:display-name="keyword1_bash" style:family="text">
      <style:text-properties fo:color="#c20cb9" fo:font-style="normal" fo:font-weight="bold"/>
    </style:style>
    <style:style style:name="keyword2_5f_bash" style:display-name="keyword2_bash" style:family="text">
      <style:text-properties fo:color="#7a0874" fo:font-style="normal" fo:font-weight="bold"/>
    </style:style>
    <style:style style:name="symbol0_5f_bash" style:display-name="symbol0_bash" style:family="text">
      <style:text-properties fo:color="#000000" fo:font-style="normal" fo:font-weight="bold"/>
    </style:style>
    <style:style style:name="comment0_5f_c" style:display-name="comment0_c" style:family="text">
      <style:text-properties fo:color="#339933" fo:font-style="normal" fo:font-weight="normal"/>
    </style:style>
    <style:style style:name="number_5f_c" style:display-name="number_c" style:family="text">
      <style:text-properties fo:color="#0000dd" fo:font-style="normal" fo:font-weight="normal"/>
    </style:style>
    <style:style style:name="keyword0_5f_c" style:display-name="keyword0_c" style:family="text">
      <style:text-properties fo:color="#b1b100" fo:font-style="normal" fo:font-weight="normal"/>
    </style:style>
    <style:style style:name="keyword3_5f_c" style:display-name="keyword3_c" style:family="text">
      <style:text-properties fo:color="#993333" fo:font-style="normal" fo:font-weight="normal"/>
    </style:style>
    <style:style style:name="symbol0_5f_c" style:display-name="symbol0_c" style:family="text">
      <style:text-properties fo:color="#339933" fo:font-style="normal" fo:font-weight="normal"/>
    </style:style>
    <style:style style:name="string_5f_c" style:display-name="string_c" style:family="text">
      <style:text-properties fo:color="#ff0000" fo:font-style="normal" fo:font-weight="normal"/>
    </style:style>
    <style:style style:name="escaped_5f_c" style:display-name="escaped_c" style:family="text">
      <style:text-properties fo:color="#000099" fo:font-style="normal" fo:font-weight="bold"/>
    </style:style>
    <style:style style:name="keyword2_5f_c" style:display-name="keyword2_c" style:family="text">
      <style:text-properties fo:color="#000066" fo:font-style="normal" fo:font-weight="normal"/>
    </style:style>
    <style:style style:name="keyword1_5f_c" style:display-name="keyword1_c" style:family="text">
      <style:text-properties fo:color="#000000" fo:font-style="normal" fo:font-weight="bold"/>
    </style:style>
    <style:style style:name="regexp4_5f_bash" style:display-name="regexp4_bash" style:family="text">
      <style:text-properties fo:color="#660033" fo:font-style="normal" fo:font-weight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7874in" fo:margin-bottom="0.5in" fo:margin-left="1.1811in" fo:margin-right="0.5902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page-number text:select-page="current">3</text:page-number></text:span></text:p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7T15:25:00</meta:creation-date>
    <meta:initial-creator>sindchess@gmail.com</meta:initial-creator>
    <dc:language>ru-RU</dc:language>
    <dc:date>2022-01-11T23:01:23.709138592</dc:date>
    <meta:editing-cycles>10</meta:editing-cycles>
    <meta:editing-duration>PT25M33S</meta:editing-duration>
    <meta:generator>LibreOffice/6.4.7.2$Linux_X86_64 LibreOffice_project/40$Build-2</meta:generator>
    <meta:document-statistic meta:table-count="0" meta:image-count="0" meta:object-count="0" meta:page-count="6" meta:paragraph-count="56" meta:word-count="635" meta:character-count="5259" meta:non-whitespace-character-count="4047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